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cc5c" officeooo:paragraph-rsid="0011cc5c"/>
    </style:style>
    <style:style style:name="P2" style:family="paragraph" style:parent-style-name="Standard">
      <style:text-properties officeooo:rsid="00139b37" officeooo:paragraph-rsid="00139b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e 7 et 10 séances</text:p>
      <text:p text:style-name="P1">certaines parties à réaliser chez nous </text:p>
      <text:p text:style-name="P1">travail en équipe de 3min</text:p>
      <text:p text:style-name="P1">cahier des charges</text:p>
      <text:p text:style-name="P1">avancement contrôlé par des étapes </text:p>
      <text:p text:style-name="P1"/>
      <text:p text:style-name="P2">Continuons Harmon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14:33:15.337000000</meta:creation-date>
    <dc:date>2021-03-02T15:02:58.807000000</dc:date>
    <meta:editing-duration>PT9M22S</meta:editing-duration>
    <meta:editing-cycles>1</meta:editing-cycles>
    <meta:document-statistic meta:table-count="0" meta:image-count="0" meta:object-count="0" meta:page-count="1" meta:paragraph-count="6" meta:word-count="26" meta:character-count="156" meta:non-whitespace-character-count="134"/>
    <meta:generator>LibreOffice/6.3.1.2$Windows_x86 LibreOffice_project/b79626edf0065ac373bd1df5c28bd630b4424273</meta:generator>
  </office:meta>
</office:document-meta>
</file>